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butt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solid" svg:stroke-width="0.02cm" svg:stroke-color="#000000" svg:stroke-opacity="100%" draw:stroke-linejoin="miter" svg:stroke-linecap="butt" draw:fill="none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5.2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8.2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265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222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shadow="hidden"/>
    </style:style>
    <style:style style:name="gr14" style:family="graphic" style:parent-style-name="standard">
      <style:graphic-properties draw:stroke="solid" svg:stroke-width="0.018cm" svg:stroke-color="#000000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5" style:family="graphic" style:parent-style-name="standard">
      <style:graphic-properties draw:stroke="none" draw:fill="none" draw:textarea-vertical-align="middle" fo:min-height="0.81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873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123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0" style:family="graphic" style:parent-style-name="standard">
      <style:graphic-properties draw:stroke="none" draw:fill="none" draw:textarea-vertical-align="middle" fo:min-height="0.428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objectwithoutfill">
      <style:graphic-properties svg:stroke-width="0.028cm" svg:stroke-color="#000000" draw:marker-start-width="0.242cm" draw:marker-end="Стили_20_стрелок_20_1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000000" draw:marker-start-width="0.242cm" draw:marker-end="Стили_20_стрелок_20_4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9pt" style:font-size-asian="19pt" style:font-size-complex="19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9pt" style:font-size-asian="19pt" style:font-size-complex="19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T2" style:family="text">
      <style:text-properties fo:color="#000000" loext:opacity="100%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3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4" style:family="text">
      <style:text-properties fo:color="#000000" loext:opacity="100%" style:font-name="Arial1" fo:font-size="19pt" fo:font-style="italic" style:font-name-asian="Arial1" style:font-size-asian="19pt" style:font-style-asian="italic" style:font-name-complex="Arial1" style:font-size-complex="19pt" style:font-style-complex="italic"/>
    </style:style>
    <style:style style:name="T5" style:family="text">
      <style:text-properties fo:color="#000000" loext:opacity="100%" style:font-name="Arial1" fo:font-size="24pt" fo:font-style="italic" style:font-name-asian="Arial1" style:font-size-asian="24pt" style:font-style-asian="italic" style:font-name-complex="Arial1" style:font-size-complex="24pt" style:font-style-complex="italic"/>
    </style:style>
    <style:style style:name="T6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7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0.499cm" svg:y1="23.7cm" svg:x2="2cm" svg:y2="23.7cm">
          <text:p/>
        </draw:line>
        <draw:line draw:style-name="gr1" draw:text-style-name="P1" draw:layer="layout" svg:x1="2cm" svg:y1="23.7cm" svg:x2="2cm" svg:y2="29.199cm">
          <text:p/>
        </draw:line>
        <draw:line draw:style-name="gr1" draw:text-style-name="P1" draw:layer="layout" svg:x1="15.5cm" svg:y1="29.199cm" svg:x2="15.5cm" svg:y2="25.2cm">
          <text:p/>
        </draw:line>
        <draw:line draw:style-name="gr1" draw:text-style-name="P1" draw:layer="layout" svg:x1="8.5cm" svg:y1="29.199cm" svg:x2="8.5cm" svg:y2="23.7cm">
          <text:p/>
        </draw:line>
        <draw:line draw:style-name="gr1" draw:text-style-name="P1" draw:layer="layout" svg:x1="7.5cm" svg:y1="23.7cm" svg:x2="7.5cm" svg:y2="29.199cm">
          <text:p/>
        </draw:line>
        <draw:line draw:style-name="gr1" draw:text-style-name="P1" draw:layer="layout" svg:x1="6cm" svg:y1="23.7cm" svg:x2="6cm" svg:y2="29.199cm">
          <text:p/>
        </draw:line>
        <draw:line draw:style-name="gr1" draw:text-style-name="P1" draw:layer="layout" svg:x1="3.7cm" svg:y1="23.7cm" svg:x2="3.7cm" svg:y2="29.199cm">
          <text:p/>
        </draw:line>
        <draw:line draw:style-name="gr1" draw:text-style-name="P1" draw:layer="layout" svg:x1="2.7cm" svg:y1="23.7cm" svg:x2="2.7cm" svg:y2="26.2cm">
          <text:p/>
        </draw:line>
        <draw:line draw:style-name="gr1" draw:text-style-name="P1" draw:layer="layout" svg:x1="8.5cm" svg:y1="25.2cm" svg:x2="20.499cm" svg:y2="25.2cm">
          <text:p/>
        </draw:line>
        <draw:line draw:style-name="gr1" draw:text-style-name="P1" draw:layer="layout" svg:x1="15.5cm" svg:y1="27.2cm" svg:x2="20.499cm" svg:y2="27.2cm">
          <text:p/>
        </draw:line>
        <draw:line draw:style-name="gr1" draw:text-style-name="P1" draw:layer="layout" svg:x1="8.5cm" svg:y1="27.7cm" svg:x2="20.499cm" svg:y2="27.7cm">
          <text:p/>
        </draw:line>
        <draw:g>
          <draw:line draw:style-name="gr2" draw:text-style-name="P1" draw:layer="layout" svg:x1="2cm" svg:y1="24.2cm" svg:x2="8.499cm" svg:y2="24.2cm">
            <text:p/>
          </draw:line>
          <draw:frame draw:style-name="gr3" draw:text-style-name="P1" draw:layer="layout" svg:width="6.5cm" svg:height="1.219cm" svg:x="2cm" svg:y="23.591cm">
            <draw:text-box>
              <text:p/>
            </draw:text-box>
          </draw:frame>
        </draw:g>
        <draw:line draw:style-name="gr2" draw:text-style-name="P1" draw:layer="layout" svg:x1="2cm" svg:y1="27.2cm" svg:x2="8.499cm" svg:y2="27.2cm">
          <text:p/>
        </draw:line>
        <draw:line draw:style-name="gr2" draw:text-style-name="P1" draw:layer="layout" svg:x1="2cm" svg:y1="27.7cm" svg:x2="8.499cm" svg:y2="27.7cm">
          <text:p/>
        </draw:line>
        <draw:line draw:style-name="gr2" draw:text-style-name="P1" draw:layer="layout" svg:x1="2cm" svg:y1="28.2cm" svg:x2="8.499cm" svg:y2="28.2cm">
          <text:p/>
        </draw:line>
        <draw:line draw:style-name="gr2" draw:text-style-name="P1" draw:layer="layout" svg:x1="2cm" svg:y1="28.7cm" svg:x2="8.499cm" svg:y2="28.7cm">
          <text:p/>
        </draw:line>
        <draw:line draw:style-name="gr2" draw:text-style-name="P1" draw:layer="layout" svg:x1="16cm" svg:y1="25.7cm" svg:x2="16cm" svg:y2="27.199cm">
          <text:p/>
        </draw:line>
        <draw:frame draw:style-name="gr4" draw:text-style-name="P3" draw:layer="layout" svg:width="0.8cm" svg:height="0.613cm" svg:x="1.95cm" svg:y="25.644cm">
          <draw:text-box>
            <text:p text:style-name="P2"><text:span text:style-name="T1">Изюм</text:span></text:p>
          </draw:text-box>
        </draw:frame>
        <draw:frame draw:style-name="gr5" draw:text-style-name="P3" draw:layer="layout" svg:width="1.2cm" svg:height="0.664cm" svg:x="2.6cm" svg:y="25.618cm">
          <draw:text-box>
            <text:p text:style-name="P2"><text:span text:style-name="T2">Лист</text:span></text:p>
          </draw:text-box>
        </draw:frame>
        <draw:frame draw:style-name="gr5" draw:text-style-name="P3" draw:layer="layout" svg:width="1.7cm" svg:height="0.664cm" svg:x="2cm" svg:y="26.118cm">
          <draw:text-box>
            <text:p text:style-name="P4"><text:span text:style-name="T2">Разраб.</text:span></text:p>
          </draw:text-box>
        </draw:frame>
        <draw:frame draw:style-name="gr5" draw:text-style-name="P3" draw:layer="layout" svg:width="1.7cm" svg:height="0.664cm" svg:x="2cm" svg:y="26.618cm">
          <draw:text-box>
            <text:p text:style-name="P4"><text:span text:style-name="T2">Пров.</text:span></text:p>
          </draw:text-box>
        </draw:frame>
        <draw:frame draw:style-name="gr5" draw:text-style-name="P3" draw:layer="layout" svg:width="2.3cm" svg:height="0.664cm" svg:x="3.7cm" svg:y="25.618cm">
          <draw:text-box>
            <text:p text:style-name="P2"><text:span text:style-name="T2">N докум.</text:span></text:p>
          </draw:text-box>
        </draw:frame>
        <draw:frame draw:style-name="gr5" draw:text-style-name="P3" draw:layer="layout" svg:width="1.5cm" svg:height="0.664cm" svg:x="6cm" svg:y="25.618cm">
          <draw:text-box>
            <text:p text:style-name="P2"><text:span text:style-name="T2">Подп.</text:span></text:p>
          </draw:text-box>
        </draw:frame>
        <draw:frame draw:style-name="gr5" draw:text-style-name="P3" draw:layer="layout" svg:width="1.2cm" svg:height="0.664cm" svg:x="7.4cm" svg:y="25.618cm">
          <draw:text-box>
            <text:p text:style-name="P2"><text:span text:style-name="T2">Дата</text:span></text:p>
          </draw:text-box>
        </draw:frame>
        <draw:frame draw:style-name="gr5" draw:text-style-name="P3" draw:layer="layout" svg:width="1.5cm" svg:height="0.664cm" svg:x="15.5cm" svg:y="25.118cm">
          <draw:text-box>
            <text:p text:style-name="P2"><text:span text:style-name="T2">Лит.</text:span></text:p>
          </draw:text-box>
        </draw:frame>
        <draw:frame draw:style-name="gr6" draw:text-style-name="P3" draw:layer="layout" svg:width="1.25cm" svg:height="0.664cm" svg:x="15.5cm" svg:y="27.118cm">
          <draw:text-box>
            <text:p text:style-name="P2"><text:span text:style-name="T2">Лист</text:span></text:p>
          </draw:text-box>
        </draw:frame>
        <draw:frame draw:style-name="gr5" draw:text-style-name="P3" draw:layer="layout" svg:width="1.5cm" svg:height="0.664cm" svg:x="17.5cm" svg:y="27.118cm">
          <draw:text-box>
            <text:p text:style-name="P2"><text:span text:style-name="T2">Листов</text:span></text:p>
          </draw:text-box>
        </draw:frame>
        <draw:frame draw:style-name="gr5" draw:text-style-name="P3" draw:layer="layout" svg:width="0.5cm" svg:height="0.664cm" svg:x="16cm" svg:y="26.118cm">
          <draw:text-box>
            <text:p text:style-name="P2"><text:span text:style-name="T2">У</text:span></text:p>
          </draw:text-box>
        </draw:frame>
        <draw:frame draw:style-name="gr5" draw:text-style-name="P3" draw:layer="layout" svg:width="0.75cm" svg:height="0.664cm" svg:x="16.75cm" svg:y="27.118cm">
          <draw:text-box>
            <text:p text:style-name="P2"><text:span text:style-name="T2">1</text:span></text:p>
          </draw:text-box>
        </draw:frame>
        <draw:frame draw:style-name="gr5" draw:text-style-name="P3" draw:layer="layout" svg:width="1.5cm" svg:height="0.664cm" svg:x="19cm" svg:y="27.118cm">
          <draw:text-box>
            <text:p text:style-name="P2"><text:span text:style-name="T2">1</text:span></text:p>
          </draw:text-box>
        </draw:frame>
        <draw:frame draw:style-name="gr7" draw:text-style-name="P3" draw:layer="layout" svg:width="5cm" svg:height="1.5cm" svg:x="15.5cm" svg:y="27.7cm">
          <draw:text-box>
            <text:p text:style-name="P2"><text:span text:style-name="T3">БГУИР, гр. 950501</text:span></text:p>
          </draw:text-box>
        </draw:frame>
        <draw:line draw:style-name="gr1" draw:text-style-name="P1" draw:layer="layout" svg:x1="15.5cm" svg:y1="25.7cm" svg:x2="20.499cm" svg:y2="25.7cm">
          <text:p/>
        </draw:line>
        <draw:line draw:style-name="gr1" draw:text-style-name="P1" draw:layer="layout" svg:x1="17cm" svg:y1="27.2cm" svg:x2="17cm" svg:y2="25.2cm">
          <text:p/>
        </draw:line>
        <draw:line draw:style-name="gr2" draw:text-style-name="P1" draw:layer="layout" svg:x1="16.5cm" svg:y1="25.7cm" svg:x2="16.5cm" svg:y2="27.199cm">
          <text:p/>
        </draw:line>
        <draw:line draw:style-name="gr1" draw:text-style-name="P1" draw:layer="layout" svg:x1="17.5cm" svg:y1="27.699cm" svg:x2="17.5cm" svg:y2="27.2cm">
          <text:p/>
        </draw:line>
        <draw:line draw:style-name="gr1" draw:text-style-name="P1" draw:layer="layout" svg:x1="18.7cm" svg:y1="27.2cm" svg:x2="18.7cm" svg:y2="25.2cm">
          <text:p/>
        </draw:line>
        <draw:frame draw:style-name="gr5" draw:text-style-name="P3" draw:layer="layout" svg:width="1.7cm" svg:height="0.664cm" svg:x="17cm" svg:y="25.118cm">
          <draw:text-box>
            <text:p text:style-name="P2"><text:span text:style-name="T2">Масса</text:span></text:p>
          </draw:text-box>
        </draw:frame>
        <draw:frame draw:style-name="gr5" draw:text-style-name="P3" draw:layer="layout" svg:width="1.8cm" svg:height="0.664cm" svg:x="18.7cm" svg:y="25.118cm">
          <draw:text-box>
            <text:p text:style-name="P2"><text:span text:style-name="T2">Масштаб</text:span></text:p>
          </draw:text-box>
        </draw:frame>
        <draw:g>
          <draw:line draw:style-name="gr2" draw:text-style-name="P1" draw:layer="layout" svg:x1="2cm" svg:y1="24.7cm" svg:x2="8.499cm" svg:y2="24.7cm">
            <text:p/>
          </draw:line>
          <draw:frame draw:style-name="gr3" draw:text-style-name="P1" draw:layer="layout" svg:width="6.5cm" svg:height="1.219cm" svg:x="2cm" svg:y="24.091cm">
            <draw:text-box>
              <text:p/>
            </draw:text-box>
          </draw:frame>
        </draw:g>
        <draw:g>
          <draw:line draw:style-name="gr2" draw:text-style-name="P1" draw:layer="layout" svg:x1="2cm" svg:y1="25.2cm" svg:x2="8.499cm" svg:y2="25.2cm">
            <text:p/>
          </draw:line>
          <draw:frame draw:style-name="gr3" draw:text-style-name="P1" draw:layer="layout" svg:width="6.5cm" svg:height="1.219cm" svg:x="2cm" svg:y="24.591cm">
            <draw:text-box>
              <text:p/>
            </draw:text-box>
          </draw:frame>
        </draw:g>
        <draw:line draw:style-name="gr1" draw:text-style-name="P1" draw:layer="layout" svg:x1="8.499cm" svg:y1="25.7cm" svg:x2="2cm" svg:y2="25.7cm">
          <text:p/>
        </draw:line>
        <draw:line draw:style-name="gr1" draw:text-style-name="P1" draw:layer="layout" svg:x1="8.499cm" svg:y1="26.2cm" svg:x2="2cm" svg:y2="26.2cm">
          <text:p/>
        </draw:line>
        <draw:g>
          <draw:line draw:style-name="gr2" draw:text-style-name="P1" draw:layer="layout" svg:x1="2cm" svg:y1="26.7cm" svg:x2="8.499cm" svg:y2="26.7cm">
            <text:p/>
          </draw:line>
          <draw:frame draw:style-name="gr3" draw:text-style-name="P1" draw:layer="layout" svg:width="6.5cm" svg:height="1.219cm" svg:x="2cm" svg:y="26.091cm">
            <draw:text-box>
              <text:p/>
            </draw:text-box>
          </draw:frame>
        </draw:g>
        <draw:frame draw:style-name="gr8" draw:text-style-name="P1" draw:layer="layout" svg:width="18.5cm" svg:height="5.5cm" svg:x="2cm" svg:y="23.7cm">
          <draw:text-box>
            <text:p/>
          </draw:text-box>
        </draw:frame>
        <draw:g>
          <draw:polygon draw:style-name="gr1" draw:text-style-name="P1" draw:layer="layout" svg:width="18.5cm" svg:height="28.7cm" svg:x="2cm" svg:y="0.5cm" svg:viewBox="0 0 18501 28701" draw:points="18501,28700 18501,0 0,0 0,28701">
            <text:p/>
          </draw:polygon>
          <draw:frame draw:style-name="gr9" draw:text-style-name="P1" draw:layer="layout" svg:width="28.7cm" svg:height="18.5cm" draw:transform="rotate (1.5707963267949) translate (2cm 29.2cm)">
            <draw:text-box>
              <text:p/>
            </draw:text-box>
          </draw:frame>
        </draw:g>
        <draw:g>
          <draw:line draw:style-name="gr1" draw:text-style-name="P1" draw:layer="layout" svg:x1="2.05cm" svg:y1="2cm" svg:x2="9cm" svg:y2="2cm">
            <text:p/>
          </draw:line>
          <draw:frame draw:style-name="gr3" draw:text-style-name="P1" draw:layer="layout" svg:width="6.95cm" svg:height="1.219cm" draw:transform="rotate (-3.14159265358979) translate (9cm 2.609cm)">
            <draw:text-box>
              <text:p/>
            </draw:text-box>
          </draw:frame>
        </draw:g>
        <draw:g>
          <draw:line draw:style-name="gr1" draw:text-style-name="P1" draw:layer="layout" svg:x1="9cm" svg:y1="1.999cm" svg:x2="9cm" svg:y2="0.5cm">
            <text:p/>
          </draw:line>
          <draw:frame draw:style-name="gr3" draw:text-style-name="P1" draw:layer="layout" svg:width="1.5cm" svg:height="1.219cm" draw:transform="rotate (-1.5707963267949) translate (9.609cm 0.5cm)">
            <draw:text-box>
              <text:p/>
            </draw:text-box>
          </draw:frame>
        </draw:g>
        <draw:frame draw:style-name="gr10" draw:text-style-name="P1" draw:layer="layout" svg:width="7cm" svg:height="1.5cm" svg:x="2cm" svg:y="0.5cm">
          <draw:text-box>
            <text:p/>
          </draw:text-box>
        </draw:frame>
        <draw:frame draw:style-name="gr5" draw:text-style-name="P5" draw:layer="layout" svg:width="2.5cm" svg:height="0.664cm" svg:x="3.7cm" svg:y="26.118cm">
          <draw:text-box>
            <text:p text:style-name="P4"><text:span text:style-name="T2">Поддубный Д.П.</text:span></text:p>
          </draw:text-box>
        </draw:frame>
        <draw:frame draw:style-name="gr5" draw:text-style-name="P3" draw:layer="layout" svg:width="2.3cm" svg:height="0.664cm" svg:x="3.7cm" svg:y="26.618cm">
          <draw:text-box>
            <text:p text:style-name="P4"><text:span text:style-name="T2">Селезнёв И.Л.</text:span></text:p>
          </draw:text-box>
        </draw:frame>
        <draw:frame draw:style-name="gr11" draw:text-style-name="P7" draw:layer="layout" svg:width="7cm" svg:height="2.547cm" draw:transform="rotate (-3.14159265358979) translate (9cm 2.473cm)">
          <draw:text-box>
            <text:p text:style-name="P6"><text:span text:style-name="T4">ГУИР.400201.119 ПД</text:span></text:p>
          </draw:text-box>
        </draw:frame>
        <draw:frame draw:style-name="gr7" draw:text-style-name="P3" draw:layer="layout" svg:width="12cm" svg:height="1.5cm" svg:x="8.5cm" svg:y="23.7cm">
          <draw:text-box>
            <text:p text:style-name="P2"><text:span text:style-name="T5">ГУИР.400201.119 ПД</text:span></text:p>
          </draw:text-box>
        </draw:frame>
        <draw:frame draw:style-name="gr12" draw:text-style-name="P3" draw:layer="layout" svg:width="7.009cm" svg:height="2.504cm" svg:x="8.5cm" svg:y="25.196cm">
          <draw:text-box>
            <text:p text:style-name="P2"><text:span text:style-name="T6">Микропроцессорное устройство измерения параметров звукового сигнала.</text:span></text:p>
            <text:p text:style-name="P2"><text:span text:style-name="T6">Схема программы</text:span></text:p>
          </draw:text-box>
        </draw:frame>
        <draw:g>
          <draw:g>
            <draw:path draw:style-name="gr13" draw:text-style-name="P8" draw:layer="layout" svg:width="3cm" svg:height="0.959cm" svg:x="7.358cm" svg:y="3.181cm" svg:viewBox="0 0 3001 960" svg:d="M480 960h2042c84 0 167-22 240-64s133-103 175-176 64-156 64-240-22-167-64-240-102-134-175-176-156-64-240-64h-2042c-84 0-167 22-240 64s-133 103-175 176-65 156-65 240 23 167 65 240 102 134 175 176 156 64 240 64z">
              <text:p/>
            </draw:path>
            <draw:path draw:style-name="gr14" draw:text-style-name="P1" draw:layer="layout" svg:width="3cm" svg:height="0.959cm" svg:x="7.358cm" svg:y="3.181cm" svg:viewBox="0 0 3001 960" svg:d="M480 960h2042c84 0 167-22 240-64s133-103 175-176 64-156 64-240-22-167-64-240-102-134-175-176-156-64-240-64h-2042c-84 0-167 22-240 64s-133 103-175 176-65 156-65 240 23 167 65 240 102 134 175 176 156 64 240 64z">
              <text:p/>
            </draw:path>
          </draw:g>
          <draw:frame draw:style-name="gr15" draw:text-style-name="P1" draw:layer="layout" svg:width="3cm" svg:height="0.959cm" svg:x="7.358cm" svg:y="3.181cm">
            <draw:text-box>
              <text:p text:style-name="P2"><text:span text:style-name="T7">Начало</text:span></text:p>
            </draw:text-box>
          </draw:frame>
        </draw:g>
        <draw:g xml:id="id3" draw:id="id3">
          <draw:g>
            <draw:polygon draw:style-name="gr13" draw:text-style-name="P8" draw:layer="layout" svg:width="3cm" svg:height="2.015cm" svg:x="7.358cm" svg:y="5.14cm" svg:viewBox="0 0 3001 2016" draw:points="0,2016 3001,2016 3001,0 0,0">
              <text:p/>
            </draw:polygon>
            <draw:polygon draw:style-name="gr14" draw:text-style-name="P1" draw:layer="layout" svg:width="3cm" svg:height="2.015cm" svg:x="7.358cm" svg:y="5.14cm" svg:viewBox="0 0 3001 2016" draw:points="0,2016 3001,2016 3001,0 0,0">
              <text:p/>
            </draw:polygon>
          </draw:g>
          <draw:frame draw:style-name="gr16" draw:text-style-name="P1" draw:layer="layout" svg:width="3cm" svg:height="2.015cm" svg:x="7.358cm" svg:y="5.14cm">
            <draw:text-box>
              <text:p text:style-name="P2"><text:span text:style-name="T7">Инциализация аналогово-цифрового преобразователя</text:span></text:p>
            </draw:text-box>
          </draw:frame>
        </draw:g>
        <draw:g>
          <draw:polygon draw:style-name="gr13" draw:text-style-name="P8" draw:layer="layout" svg:width="0.45cm" svg:height="0.405cm" svg:x="7.858cm" svg:y="4.996cm" svg:viewBox="0 0 451 406" draw:points="0,406 451,406 451,0 0,0">
            <text:p/>
          </draw:polygon>
          <draw:frame draw:style-name="gr17" draw:text-style-name="P1" draw:layer="layout" svg:width="0.45cm" svg:height="0.71cm" svg:x="7.858cm" svg:y="4.844cm">
            <draw:text-box>
              <text:p text:style-name="P2"><text:span text:style-name="T7">2</text:span></text:p>
            </draw:text-box>
          </draw:frame>
        </draw:g>
        <draw:g>
          <draw:g>
            <draw:polygon draw:style-name="gr13" draw:text-style-name="P8" draw:layer="layout" svg:width="3cm" svg:height="2.015cm" svg:x="7.358cm" svg:y="8.14cm" svg:viewBox="0 0 3001 2016" draw:points="0,2016 3001,2016 3001,0 0,0">
              <text:p/>
            </draw:polygon>
            <draw:polygon draw:style-name="gr14" draw:text-style-name="P1" draw:layer="layout" svg:width="3cm" svg:height="2.015cm" svg:x="7.358cm" svg:y="8.14cm" svg:viewBox="0 0 3001 2016" draw:points="0,2016 3001,2016 3001,0 0,0">
              <text:p/>
            </draw:polygon>
          </draw:g>
          <draw:frame draw:style-name="gr16" draw:text-style-name="P1" draw:layer="layout" svg:width="3cm" svg:height="2.015cm" svg:x="7.358cm" svg:y="8.14cm">
            <draw:text-box>
              <text:p text:style-name="P2"><text:span text:style-name="T7">Дискретизация полученного сигнала</text:span></text:p>
            </draw:text-box>
          </draw:frame>
        </draw:g>
        <draw:g>
          <draw:g>
            <draw:polygon draw:style-name="gr13" draw:text-style-name="P8" draw:layer="layout" svg:width="3cm" svg:height="2.015cm" svg:x="7.358cm" svg:y="11.14cm" svg:viewBox="0 0 3001 2016" draw:points="0,2016 3001,2016 3001,0 0,0">
              <text:p/>
            </draw:polygon>
            <draw:polygon draw:style-name="gr14" draw:text-style-name="P1" draw:layer="layout" svg:width="3cm" svg:height="2.015cm" svg:x="7.358cm" svg:y="11.14cm" svg:viewBox="0 0 3001 2016" draw:points="0,2016 3001,2016 3001,0 0,0">
              <text:p/>
            </draw:polygon>
          </draw:g>
          <draw:frame draw:style-name="gr16" draw:text-style-name="P1" draw:layer="layout" svg:width="3cm" svg:height="2.015cm" svg:x="7.358cm" svg:y="11.14cm">
            <draw:text-box>
              <text:p text:style-name="P2"><text:span text:style-name="T7">Вычисление быстрого преобразования Фурье</text:span></text:p>
            </draw:text-box>
          </draw:frame>
        </draw:g>
        <draw:g>
          <draw:g>
            <draw:polygon draw:style-name="gr13" draw:text-style-name="P8" draw:layer="layout" svg:width="3cm" svg:height="2.015cm" svg:x="7.358cm" svg:y="14.14cm" svg:viewBox="0 0 3001 2016" draw:points="0,2016 3001,2016 3001,0 0,0">
              <text:p/>
            </draw:polygon>
            <draw:polygon draw:style-name="gr14" draw:text-style-name="P1" draw:layer="layout" svg:width="3cm" svg:height="2.015cm" svg:x="7.358cm" svg:y="14.14cm" svg:viewBox="0 0 3001 2016" draw:points="0,2016 3001,2016 3001,0 0,0">
              <text:p/>
            </draw:polygon>
          </draw:g>
          <draw:frame draw:style-name="gr16" draw:text-style-name="P1" draw:layer="layout" svg:width="3cm" svg:height="2.278cm" svg:x="7.358cm" svg:y="14.009cm">
            <draw:text-box>
              <text:p text:style-name="P2"><text:span text:style-name="T7">Перестроение результата алгоритма для вывода на дисплей <text:s/></text:span></text:p>
            </draw:text-box>
          </draw:frame>
        </draw:g>
        <draw:g>
          <draw:g>
            <draw:polygon draw:style-name="gr13" draw:text-style-name="P8" draw:layer="layout" svg:width="3cm" svg:height="2.015cm" svg:x="7.358cm" svg:y="17.133cm" svg:viewBox="0 0 3001 2016" draw:points="0,2016 3001,2016 3001,0 0,0">
              <text:p/>
            </draw:polygon>
            <draw:polygon draw:style-name="gr14" draw:text-style-name="P1" draw:layer="layout" svg:width="3cm" svg:height="2.015cm" svg:x="7.358cm" svg:y="17.133cm" svg:viewBox="0 0 3001 2016" draw:points="0,2016 3001,2016 3001,0 0,0">
              <text:p/>
            </draw:polygon>
          </draw:g>
          <draw:frame draw:style-name="gr16" draw:text-style-name="P1" draw:layer="layout" svg:width="3cm" svg:height="2.015cm" svg:x="7.358cm" svg:y="17.133cm">
            <draw:text-box>
              <text:p text:style-name="P2"><text:span text:style-name="T7">Обновление дисплея</text:span></text:p>
            </draw:text-box>
          </draw:frame>
        </draw:g>
        <draw:g>
          <draw:polygon draw:style-name="gr13" draw:text-style-name="P8" draw:layer="layout" svg:width="0.45cm" svg:height="0.405cm" svg:x="7.858cm" svg:y="7.938cm" svg:viewBox="0 0 451 406" draw:points="0,406 451,406 451,0 0,0">
            <text:p/>
          </draw:polygon>
          <draw:frame draw:style-name="gr17" draw:text-style-name="P1" draw:layer="layout" svg:width="0.45cm" svg:height="0.71cm" svg:x="7.858cm" svg:y="7.786cm">
            <draw:text-box>
              <text:p text:style-name="P2"><text:span text:style-name="T7">3</text:span></text:p>
            </draw:text-box>
          </draw:frame>
        </draw:g>
        <draw:g>
          <draw:polygon draw:style-name="gr13" draw:text-style-name="P8" draw:layer="layout" svg:width="0.45cm" svg:height="0.405cm" svg:x="7.858cm" svg:y="10.938cm" svg:viewBox="0 0 451 406" draw:points="0,406 451,406 451,0 0,0">
            <text:p/>
          </draw:polygon>
          <draw:frame draw:style-name="gr17" draw:text-style-name="P1" draw:layer="layout" svg:width="0.45cm" svg:height="0.71cm" svg:x="7.858cm" svg:y="10.786cm">
            <draw:text-box>
              <text:p text:style-name="P2"><text:span text:style-name="T7">4</text:span></text:p>
            </draw:text-box>
          </draw:frame>
        </draw:g>
        <draw:g>
          <draw:polygon draw:style-name="gr13" draw:text-style-name="P8" draw:layer="layout" svg:width="0.45cm" svg:height="0.405cm" svg:x="7.302cm" svg:y="14.046cm" svg:viewBox="0 0 451 406" draw:points="0,406 451,406 451,0 0,0">
            <text:p/>
          </draw:polygon>
          <draw:frame draw:style-name="gr17" draw:text-style-name="P1" draw:layer="layout" svg:width="0.45cm" svg:height="0.71cm" svg:x="7.302cm" svg:y="13.894cm">
            <draw:text-box>
              <text:p text:style-name="P2"><text:span text:style-name="T7">5</text:span></text:p>
            </draw:text-box>
          </draw:frame>
        </draw:g>
        <draw:g>
          <draw:polygon draw:style-name="gr13" draw:text-style-name="P8" draw:layer="layout" svg:width="0.45cm" svg:height="0.405cm" svg:x="7.858cm" svg:y="16.938cm" svg:viewBox="0 0 451 406" draw:points="0,406 451,406 451,0 0,0">
            <text:p/>
          </draw:polygon>
          <draw:frame draw:style-name="gr17" draw:text-style-name="P1" draw:layer="layout" svg:width="0.45cm" svg:height="0.71cm" svg:x="7.858cm" svg:y="16.786cm">
            <draw:text-box>
              <text:p text:style-name="P2"><text:span text:style-name="T7">6</text:span></text:p>
            </draw:text-box>
          </draw:frame>
        </draw:g>
        <draw:g>
          <draw:polygon draw:style-name="gr13" draw:text-style-name="P8" draw:layer="layout" svg:width="0.45cm" svg:height="0.405cm" svg:x="11.747cm" svg:y="17.539cm" svg:viewBox="0 0 451 406" draw:points="0,406 451,406 451,0 0,0">
            <text:p/>
          </draw:polygon>
          <draw:frame draw:style-name="gr17" draw:text-style-name="P1" draw:layer="layout" svg:width="0.45cm" svg:height="0.71cm" svg:x="11.747cm" svg:y="17.387cm">
            <draw:text-box>
              <text:p text:style-name="P2"><text:span text:style-name="T7">7</text:span></text:p>
            </draw:text-box>
          </draw:frame>
        </draw:g>
        <draw:g xml:id="id1" draw:id="id1">
          <draw:g>
            <draw:polygon draw:style-name="gr13" draw:text-style-name="P8" draw:layer="layout" svg:width="3cm" svg:height="2.053cm" svg:x="11.286cm" svg:y="17.313cm" svg:viewBox="0 0 3001 2054" draw:points="0,1026 1501,0 3001,1026 1501,2054">
              <text:p/>
            </draw:polygon>
            <draw:polygon draw:style-name="gr14" draw:text-style-name="P1" draw:layer="layout" svg:width="3cm" svg:height="2.053cm" svg:x="11.286cm" svg:y="17.313cm" svg:viewBox="0 0 3001 2054" draw:points="0,1026 1501,0 3001,1026 1501,2054">
              <text:p/>
            </draw:polygon>
          </draw:g>
          <draw:frame draw:style-name="gr18" draw:text-style-name="P1" draw:layer="layout" svg:width="2.5cm" svg:height="1.54cm" svg:x="11.536cm" svg:y="17.57cm">
            <draw:text-box>
              <text:p text:style-name="P2"><text:span text:style-name="T7">Была ли нажата кнопка?</text:span></text:p>
            </draw:text-box>
          </draw:frame>
        </draw:g>
        <draw:line draw:style-name="gr19" draw:text-style-name="P1" draw:layer="layout" svg:x1="8.858cm" svg:y1="4.14cm" svg:x2="8.858cm" svg:y2="5.139cm">
          <text:p/>
        </draw:line>
        <draw:line draw:style-name="gr19" draw:text-style-name="P1" draw:layer="layout" svg:x1="8.858cm" svg:y1="7.155cm" svg:x2="8.858cm" svg:y2="8.14cm">
          <text:p/>
        </draw:line>
        <draw:line draw:style-name="gr19" draw:text-style-name="P1" draw:layer="layout" svg:x1="8.858cm" svg:y1="10.155cm" svg:x2="8.858cm" svg:y2="11.14cm">
          <text:p/>
        </draw:line>
        <draw:line draw:style-name="gr19" draw:text-style-name="P1" draw:layer="layout" svg:x1="8.858cm" svg:y1="13.155cm" svg:x2="8.858cm" svg:y2="14.14cm">
          <text:p/>
        </draw:line>
        <draw:line draw:style-name="gr19" draw:text-style-name="P1" draw:layer="layout" svg:x1="8.858cm" svg:y1="16.155cm" svg:x2="8.858cm" svg:y2="17.132cm">
          <text:p/>
        </draw:line>
        <draw:line draw:style-name="gr19" draw:text-style-name="P1" draw:layer="layout" svg:x1="10.306cm" svg:y1="18.243cm" svg:x2="11.283cm" svg:y2="18.243cm">
          <text:p/>
        </draw:line>
        <draw:frame draw:style-name="gr20" draw:text-style-name="P9" draw:layer="layout" svg:width="0.781cm" svg:height="0.57cm" svg:x="14.459cm" svg:y="17.527cm">
          <draw:text-box>
            <text:p text:style-name="P2"><text:span text:style-name="T7">Да</text:span></text:p>
          </draw:text-box>
        </draw:frame>
        <draw:frame draw:style-name="gr20" draw:text-style-name="P9" draw:layer="layout" svg:width="0.953cm" svg:height="0.57cm" svg:x="13.017cm" svg:y="19.115cm">
          <draw:text-box>
            <text:p text:style-name="P2"><text:span text:style-name="T7">Нет</text:span></text:p>
          </draw:text-box>
        </draw:frame>
        <draw:g xml:id="id2" draw:id="id2">
          <draw:g>
            <draw:polygon draw:style-name="gr13" draw:text-style-name="P8" draw:layer="layout" svg:width="3cm" svg:height="2.015cm" svg:x="15.731cm" svg:y="17.351cm" svg:viewBox="0 0 3001 2016" draw:points="0,2016 3001,2016 3001,0 0,0">
              <text:p/>
            </draw:polygon>
            <draw:polygon draw:style-name="gr14" draw:text-style-name="P1" draw:layer="layout" svg:width="3cm" svg:height="2.015cm" svg:x="15.731cm" svg:y="17.351cm" svg:viewBox="0 0 3001 2016" draw:points="0,2016 3001,2016 3001,0 0,0">
              <text:p/>
            </draw:polygon>
          </draw:g>
          <draw:frame draw:style-name="gr16" draw:text-style-name="P1" draw:layer="layout" svg:width="3cm" svg:height="2.015cm" svg:x="15.731cm" svg:y="17.351cm">
            <draw:text-box>
              <text:p text:style-name="P2"><text:span text:style-name="T7">Обновление дисплея</text:span></text:p>
            </draw:text-box>
          </draw:frame>
        </draw:g>
        <draw:g>
          <draw:polygon draw:style-name="gr13" draw:text-style-name="P8" draw:layer="layout" svg:width="0.45cm" svg:height="0.405cm" svg:x="15.741cm" svg:y="17.222cm" svg:viewBox="0 0 451 406" draw:points="0,406 451,406 451,0 0,0">
            <text:p/>
          </draw:polygon>
          <draw:frame draw:style-name="gr17" draw:text-style-name="P1" draw:layer="layout" svg:width="0.45cm" svg:height="0.71cm" svg:x="15.741cm" svg:y="17.07cm">
            <draw:text-box>
              <text:p text:style-name="P2"><text:span text:style-name="T7">8</text:span></text:p>
            </draw:text-box>
          </draw:frame>
        </draw:g>
        <draw:connector draw:style-name="gr21" draw:text-style-name="P10" draw:layer="layout" draw:type="lines" svg:x1="14.287cm" svg:y1="18.34cm" svg:x2="15.731cm" svg:y2="18.359cm" draw:start-shape="id1" draw:start-glue-point="1" draw:end-shape="id2" draw:end-glue-point="3" svg:d="M14287 18340h510l425 19h509" svg:viewBox="0 0 1445 20">
          <text:p/>
        </draw:connector>
        <draw:connector draw:style-name="gr22" draw:text-style-name="P10" draw:layer="layout" draw:line-skew="0cm -1.134cm" svg:x1="12.786cm" svg:y1="19.367cm" svg:x2="7.358cm" svg:y2="6.148cm" draw:start-shape="id1" draw:start-glue-point="2" draw:end-shape="id3" draw:end-glue-point="3" svg:d="M12786 19367v509h-7071v-13728h1643" svg:viewBox="0 0 7072 1372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3000 3000" svg:d="M1500 0l1500 2789v211h-114l-1286-2392v2392h-200v-2392l-1286 2392h-114v-211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5:17:31.264000000</dc:date>
    <meta:creation-date>2021-12-03T01:23:32Z</meta:creation-date>
    <meta:generator>LibreOffice/7.1.4.2$Windows_X86_64 LibreOffice_project/a529a4fab45b75fefc5b6226684193eb000654f6</meta:generator>
    <meta:editing-duration>PT7M56S</meta:editing-duration>
    <meta:editing-cycles>4</meta:editing-cycles>
    <meta:document-statistic meta:object-count="138"/>
  </office:meta>
</office:document-meta>
</file>